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208cm" svg:height="17.653cm" svg:x="3.794cm" svg:y="3.667cm">
          <text:p/>
        </draw:rect>
        <draw:line draw:style-name="gr2" draw:text-style-name="P1" draw:layer="layout" svg:x1="3.794cm" svg:y1="5.318cm" svg:x2="17.002cm" svg:y2="5.318cm">
          <text:p/>
        </draw:line>
        <draw:frame draw:style-name="gr3" draw:layer="layout" svg:width="3.393cm" svg:height="0.963cm" svg:x="8.747cm" svg:y="4.302cm">
          <draw:text-box>
            <text:p>RectStack</text:p>
          </draw:text-box>
        </draw:frame>
        <draw:frame draw:style-name="gr3" draw:layer="layout" svg:width="6.844cm" svg:height="2.387cm" svg:x="4.302cm" svg:y="5.826cm">
          <draw:text-box>
            <text:p>-elements; Rectangle[]</text:p>
            <text:p>-size; int</text:p>
            <text:p>+cap; static int</text:p>
          </draw:text-box>
        </draw:frame>
        <draw:line draw:style-name="gr2" draw:text-style-name="P1" draw:layer="layout" svg:x1="3.794cm" svg:y1="8.239cm" svg:x2="17.002cm" svg:y2="8.239cm">
          <text:p/>
        </draw:line>
        <draw:frame draw:style-name="gr3" draw:layer="layout" svg:width="7.352cm" svg:height="5.235cm" svg:x="4.81cm" svg:y="9.001cm">
          <draw:text-box>
            <text:p>+RectStack()</text:p>
            <text:p>+RectStack(int capacity)</text:p>
            <text:p>+push(Rectangle value)</text:p>
            <text:p>+pop()</text:p>
            <text:p>+peek()</text:p>
            <text:p>+empty()</text:p>
            <text:p>+getSize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 </meta:initial-creator>
    <meta:creation-date>2019-05-16T22:39:29.79</meta:creation-date>
    <dc:date>2019-05-16T22:43:02.80</dc:date>
    <dc:creator>Cody Murrer </dc:creator>
    <meta:editing-duration>PT3M33S</meta:editing-duration>
    <meta:editing-cycles>1</meta:editing-cycles>
    <meta:document-statistic meta:object-count="6"/>
    <meta:generator>OpenOffice/4.1.6$Win32 OpenOffice.org_project/416m1$Build-9790</meta:generator>
  </office:meta>
</office:document-meta>
</file>